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.499cm" style:page-number="auto"/>
      <style:text-properties style:font-name="Times New Roman" fo:font-size="12pt" style:font-size-asian="12pt" style:font-size-complex="12pt"/>
    </style:style>
    <style:style style:name="P2" style:family="paragraph" style:parent-style-name="Text_20_body" style:list-style-name="L1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3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7m20"/><text:span text:style-name="T1">Name</text:span><text:bookmark text:name="y7m21"/><text:line-break/><text:bookmark text:name="y7m22"/>Dunkelwald<text:line-break/><text:bookmark text:name="y7m23"/><text:bookmark text:name="y7m24"/><text:span text:style-name="T1"><text:line-break/>Beschreibung</text:span><text:bookmark text:name="y7m25"/><text:span text:style-name="T1"><text:line-break/></text:span><text:bookmark text:name="r_5g0"/><text:span text:style-name="T2">Der Dunkelwald ist der Wald nördlich des Bauernhofs. Der Wald am östlichen Flussufer gehört nicht dazu! Im Dunkelwald lebt eine Menge untoter Kreaturen, die allesamt Eindringlingen feindlich gesinnt sind.</text:span><text:line-break/><text:bookmark text:name="r_5g1"/><text:line-break/><text:bookmark text:name="r_5g2"/><text:span text:style-name="T1">Musikstück</text:span><text:bookmark text:name="y7m27"/><text:line-break/><text:bookmark text:name="y7m28"/><text:line-break/><text:bookmark text:name="y7m29"/><text:span text:style-name="T1">Charaktere</text:span><text:bookmark text:name="y7m210"/><text:span text:style-name="T1"><text:line-break/></text:span>Eine Liste der Charakter, die sich an diesem Ort befinden.<text:bookmark text:name="y7m211"/></text:p>
      <text:list xml:id="list1723811884" text:style-name="L1">
        <text:list-item>
          <text:p text:style-name="P3"><text:bookmark text:name="y7m212"/><text:bookmark text:name="y7m213"/>Charakter 1 </text:p>
        </text:list-item>
        <text:list-item>
          <text:p text:style-name="P2"><text:bookmark text:name="y7m214"/>Charakter 2<text:bookmark text:name="y7m21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8-19T14:49:36</meta:creation-date>
    <dc:language>en-US</dc:language>
    <meta:editing-cycles>2</meta:editing-cycles>
    <meta:editing-duration>PT00H09M31S</meta:editing-duration>
    <meta:initial-creator>Tamino Dauth</meta:initial-creator>
    <meta:document-statistic meta:table-count="0" meta:image-count="0" meta:object-count="0" meta:page-count="1" meta:paragraph-count="3" meta:word-count="50" meta:character-count="342"/>
    <dc:date>2010-08-19T14:58:59</dc:date>
    <dc:creator>Tamino Dauth</dc:creator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